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9C400000153FBC36A8168FE6EE8.png" manifest:media-type="image/png"/>
  <manifest:file-entry manifest:full-path="Pictures/100000000000006F000001688A75829B7A083A90.png" manifest:media-type="image/png"/>
  <manifest:file-entry manifest:full-path="Pictures/10000000000000800000008F4BFE968D853EC3F2.png" manifest:media-type="image/png"/>
  <manifest:file-entry manifest:full-path="Pictures/100000000000023F000001B36748AC505B03AE2D.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1" svg:font-family="Arial"/>
    <style:font-face style:name="Calibri" svg:font-family="Calibri"/>
    <style:font-face style:name="Trebuchet MS1" svg:font-family="'Trebuchet MS'"/>
    <style:font-face style:name="Arial" svg:font-family="Arial" style:font-pitch="variable"/>
    <style:font-face style:name="Calibri1" svg:font-family="Calibri" style:font-pitch="variable"/>
    <style:font-face style:name="Liberation Sans1" svg:font-family="'Liberation Sans'" style:font-pitch="variable"/>
    <style:font-face style:name="Lohit Devanagari1" svg:font-family="'Lohit Devanagari'" style:font-pitch="variable"/>
    <style:font-face style:name="Noto Sans CJK SC1" svg:font-family="'Noto Sans CJK SC'" style:font-pitch="variable"/>
    <style:font-face style:name="Trebuchet MS" svg:font-family="'Trebuchet MS'"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paragraph-properties style:writing-mode="lr-tb"/>
    </style:style>
    <style:style style:name="gr2" style:family="graphic">
      <style:graphic-properties style:protect="size"/>
    </style:style>
    <style:style style:name="gr3" style:family="graphic" style:parent-style-name="standard">
      <style:graphic-properties draw:stroke="none" svg:stroke-width="0cm" draw:fill="solid" draw:fill-color="#33cccc" draw:textarea-vertical-align="middle" draw:auto-grow-height="false" draw:fit-to-size="false" style:shrink-to-fit="false" fo:min-height="0cm" fo:min-width="0cm" fo:padding-top="0.127cm" fo:padding-bottom="0.127cm" fo:padding-left="0.254cm" fo:padding-right="0.254cm" fo:wrap-option="wrap"/>
    </style:style>
    <style:style style:name="gr4" style:family="graphic" style:parent-style-name="standard">
      <style:graphic-properties draw:stroke="none" svg:stroke-color="#000000" draw:fill="none" draw:fill-color="#ffffff" draw:auto-grow-height="true" draw:auto-grow-width="false" fo:max-height="0cm" fo:min-height="10.666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9.244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7.822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0.869cm"/>
      <style:paragraph-properties style:writing-mode="lr-tb"/>
    </style:style>
    <style:style style:name="pr1" style:family="presentation" style:parent-style-name="BLANK-notes" style:list-style-name="L2">
      <style:graphic-properties draw:stroke="none" svg:stroke-width="0cm" draw:fill="none" draw:fill-color="#ffffff" draw:textarea-vertical-align="top" draw:auto-grow-height="false" draw:fit-to-size="false" style:shrink-to-fit="false" fo:min-height="12.342cm" fo:padding-top="0.127cm" fo:padding-bottom="0.127cm" fo:padding-left="0.254cm" fo:padding-right="0.254cm" fo:wrap-option="wrap"/>
      <style:paragraph-properties style:writing-mode="lr-tb"/>
    </style:style>
    <style:style style:name="pr2" style:family="presentation" style:parent-style-name="BLANK-notes" style:list-style-name="L2">
      <style:graphic-properties draw:stroke="none" svg:stroke-width="0cm" draw:fill="none" draw:fill-color="#ffffff" draw:textarea-vertical-align="top" draw:auto-grow-height="false" draw:fit-to-size="false" style:shrink-to-fit="false" fo:min-height="12.342cm" fo:padding-top="0.127cm" fo:padding-bottom="0.127cm" fo:padding-left="0.254cm" fo:padding-right="0.254cm" fo:wrap-option="wrap"/>
      <style:paragraph-properties style:writing-mode="lr-tb"/>
    </style:style>
    <style:style style:name="pr3" style:family="presentation" style:parent-style-name="BLANK-notes" style:list-style-name="L2">
      <style:graphic-properties draw:stroke="none" svg:stroke-width="0cm" draw:fill="none" draw:fill-color="#ffffff" draw:textarea-vertical-align="top" draw:auto-grow-height="false" draw:fit-to-size="false" style:shrink-to-fit="false" fo:min-height="12.342cm" fo:padding-top="0.127cm" fo:padding-bottom="0.127cm" fo:padding-left="0.254cm" fo:padding-right="0.254cm" fo:wrap-option="wrap"/>
      <style:paragraph-properties style:writing-mode="lr-tb"/>
    </style:style>
    <style:style style:name="pr4" style:family="presentation" style:parent-style-name="BLANK-notes" style:list-style-name="L2">
      <style:graphic-properties draw:stroke="none" svg:stroke-width="0cm" draw:fill="none" draw:fill-color="#ffffff" draw:textarea-vertical-align="top" draw:auto-grow-height="false" draw:fit-to-size="false" style:shrink-to-fit="false" fo:min-height="12.342cm" fo:padding-top="0.127cm" fo:padding-bottom="0.127cm" fo:padding-left="0.254cm" fo:padding-right="0.254cm" fo:wrap-option="wrap"/>
      <style:paragraph-properties style:writing-mode="lr-tb"/>
    </style:style>
    <style:style style:name="pr5" style:family="presentation" style:parent-style-name="BLANK-notes" style:list-style-name="L2">
      <style:graphic-properties draw:stroke="none" svg:stroke-width="0cm" draw:fill="none" draw:fill-color="#ffffff" draw:textarea-vertical-align="top" draw:auto-grow-height="false" draw:fit-to-size="false" style:shrink-to-fit="false" fo:min-height="12.342cm" fo:padding-top="0.127cm" fo:padding-bottom="0.127cm" fo:padding-left="0.254cm" fo:padding-right="0.254cm" fo:wrap-option="wrap"/>
      <style:paragraph-properties style:writing-mode="lr-tb"/>
    </style:style>
    <style:style style:name="pr6" style:family="presentation" style:parent-style-name="BLANK-notes" style:list-style-name="L2">
      <style:graphic-properties draw:stroke="none" svg:stroke-width="0cm" draw:fill="none" draw:fill-color="#ffffff" draw:textarea-vertical-align="top" draw:auto-grow-height="false" draw:fit-to-size="false" style:shrink-to-fit="false" fo:min-height="12.342cm" fo:padding-top="0.127cm" fo:padding-bottom="0.127cm" fo:padding-left="0.254cm" fo:padding-right="0.254cm" fo:wrap-option="wrap"/>
      <style:paragraph-properties style:writing-mode="lr-tb"/>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style>
    <style:style style:name="P2" style:family="paragraph">
      <loext:graphic-properties draw:fill="none"/>
      <style:paragraph-properties fo:text-align="center" style:writing-mode="lr-tb" style:font-independent-line-spacing="true"/>
      <style:text-properties fo:font-size="14pt"/>
    </style:style>
    <style:style style:name="P3"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style:style>
    <style:style style:name="P4" style:family="paragraph">
      <loext:graphic-properties draw:fill="none" draw:fill-color="#ffffff"/>
      <style:paragraph-properties fo:margin-left="1.27cm" fo:margin-right="0cm" fo:margin-top="0.127cm" fo:margin-bottom="0cm" fo:line-height="100%" fo:text-align="start" fo:text-indent="-0.634cm" style:writing-mode="lr-tb" style:font-independent-line-spacing="true">
        <style:tab-stops>
          <style:tab-stop style:position="0cm"/>
        </style:tab-stops>
      </style:paragraph-properties>
      <style:text-properties fo:font-variant="normal" fo:text-transform="none" fo:color="#000000" style:text-line-through-style="none" style:text-line-through-type="none" style:text-position="0% 100%" style:font-name="Calibri" fo:font-size="12pt" fo:letter-spacing="normal"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5" style:family="paragraph">
      <loext:graphic-properties draw:fill="solid" draw:fill-color="#33cccc"/>
      <style:paragraph-properties fo:text-align="center" style:font-independent-line-spacing="true"/>
      <style:text-properties fo:font-size="14pt"/>
    </style:style>
    <style:style style:name="P6" style:family="paragraph">
      <style:paragraph-properties fo:margin-left="0.953cm" fo:margin-right="0cm" fo:margin-top="0cm" fo:margin-bottom="0cm" fo:line-height="100%" fo:text-align="end" fo:text-indent="-0.952cm" style:writing-mode="lr-tb">
        <style:tab-stops>
          <style:tab-stop style:position="0cm"/>
        </style:tab-stops>
      </style:paragraph-properties>
      <style:text-properties fo:font-size="14pt"/>
    </style:style>
    <style:style style:name="P7" style:family="paragraph">
      <loext:graphic-properties draw:fill="none" draw:fill-color="#ffffff"/>
      <style:paragraph-properties style:writing-mode="lr-tb"/>
      <style:text-properties fo:font-weight="bold" style:font-weight-asian="bold" style:font-weight-complex="bold"/>
    </style:style>
    <style:style style:name="P8" style:family="paragraph">
      <style:paragraph-properties fo:text-align="center"/>
    </style:style>
    <style:style style:name="P9" style:family="paragraph">
      <loext:graphic-properties draw:fill="none" draw:fill-color="#ffffff"/>
      <style:paragraph-properties fo:text-align="center" style:writing-mode="lr-tb"/>
      <style:text-properties fo:font-weight="bold" style:font-weight-asian="bold" style:font-weight-complex="bold"/>
    </style:style>
    <style:style style:name="P10"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style>
    <style:style style:name="T1" style:family="text">
      <style:text-properties fo:font-variant="normal" fo:text-transform="none" fo:color="#ff0000" style:text-line-through-style="none" style:text-line-through-type="none" style:text-position="0% 100%" style:font-name="Trebuchet MS1" fo:font-size="28pt" fo:letter-spacing="normal" fo:language="en" fo:country="US" fo:font-style="normal" style:text-underline-style="none" fo:font-weight="normal" style:font-name-asian="Trebuchet MS1" style:font-size-asian="28pt" style:font-style-asian="normal" style:font-weight-asian="normal" style:font-name-complex="Trebuchet MS1" style:font-size-complex="28pt" style:font-style-complex="normal" style:font-weight-complex="normal"/>
    </style:style>
    <style:style style:name="T2" style:family="text">
      <style:text-properties fo:font-variant="normal" fo:text-transform="none" fo:color="#ff0000" style:text-line-through-style="none" style:text-line-through-type="none" style:text-position="0% 100%" style:font-name="Trebuchet MS1" fo:font-size="32pt" fo:letter-spacing="normal" fo:language="en" fo:country="US" fo:font-style="normal" style:text-underline-style="none" fo:font-weight="normal" style:font-name-asian="Trebuchet MS1" style:font-size-asian="32pt" style:font-style-asian="normal" style:font-weight-asian="normal" style:font-name-complex="Trebuchet MS1" style:font-size-complex="32pt" style:font-style-complex="normal" style:font-weight-complex="normal"/>
    </style:style>
    <style:style style:name="T3" style:family="text">
      <style:text-properties fo:font-variant="normal" fo:text-transform="none" fo:color="#ff0000" style:text-line-through-style="none" style:text-line-through-type="none" style:text-position="0% 100%" style:font-name="Trebuchet MS1" fo:font-size="40pt" fo:letter-spacing="normal" fo:language="en" fo:country="US" fo:font-style="normal" style:text-underline-style="none" fo:font-weight="normal" style:font-name-asian="Trebuchet MS1" style:font-size-asian="40pt" style:font-style-asian="normal" style:font-weight-asian="normal" style:font-name-complex="Trebuchet MS1" style:font-size-complex="40pt" style:font-style-complex="normal" style:font-weight-complex="normal"/>
    </style:style>
    <style:style style:name="T4" style:family="text">
      <style:text-properties fo:font-variant="normal" fo:text-transform="none" fo:color="#0070c0" style:text-line-through-style="none" style:text-line-through-type="none" style:text-position="0% 100%" style:font-name="Trebuchet MS1" fo:font-size="20pt" fo:letter-spacing="normal" fo:language="en" fo:country="US" fo:font-style="normal" style:text-underline-style="none" fo:font-weight="normal" style:font-name-asian="Trebuchet MS1" style:font-size-asian="20pt" style:font-style-asian="normal" style:font-weight-asian="normal" style:font-name-complex="Trebuchet MS1" style:font-size-complex="20pt" style:font-style-complex="normal" style:font-weight-complex="normal"/>
    </style:style>
    <style:style style:name="T5" style:family="text">
      <style:text-properties fo:font-variant="normal" fo:text-transform="none" fo:color="#ff0000" style:text-line-through-style="none" style:text-line-through-type="none" style:text-position="0% 100%" style:font-name="Trebuchet MS1" fo:font-size="24pt" fo:letter-spacing="normal" fo:language="en" fo:country="US" fo:font-style="normal" style:text-underline-style="none" fo:font-weight="normal" style:font-name-asian="Trebuchet MS1" style:font-size-asian="24pt" style:font-style-asian="normal" style:font-weight-asian="normal" style:font-name-complex="Trebuchet MS1" style:font-size-complex="24pt" style:font-style-complex="normal" style:font-weight-complex="normal"/>
    </style:style>
    <style:style style:name="T6" style:family="text">
      <style:text-properties fo:font-size="18pt" fo:font-weight="bold" style:font-size-asian="18pt" style:font-weight-asian="bold" style:font-size-complex="18pt" style:font-weight-complex="bold"/>
    </style:style>
    <style:style style:name="T7" style:family="text">
      <style:text-properties fo:font-weight="bold" style:font-weight-asian="bold" style:font-weight-complex="bold"/>
    </style:style>
    <style:style style:name="T8" style:family="text">
      <style:text-properties fo:font-size="22pt" fo:font-weight="bold" style:font-size-asian="22pt" style:font-weight-asian="bold" style:font-size-complex="2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space-before="-0.6cm"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 presentation:presentation-page-layout-name="AL1T0">
        <draw:custom-shape draw:name="Google Shape;22;p1" draw:style-name="gr1" draw:text-style-name="P2" draw:layer="layout" svg:width="23.057cm" svg:height="3.675cm" svg:x="1.171cm" svg:y="4.278cm">
          <text:p text:style-name="P1"><text:span text:style-name="T1">Department of Computer Science &amp; Engineering</text:span></text:p>
          <text:p text:style-name="P1"><text:span text:style-name="T2"/></text:p>
          <text:p text:style-name="P1"><text:span text:style-name="T2">UE17CS355 – Web Tech II Laboratory</text:span></text:p>
          <text:p text:style-name="P1"><text:span text:style-name="T3"/></text:p>
          <text:p text:style-name="P1"><text:span text:style-name="T3">Project 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p1" draw:style-name="gr1" draw:text-style-name="P2" draw:layer="layout" svg:width="23.494cm" svg:height="3.81cm" svg:x="1.143cm" svg:y="13.109cm">
          <text:p text:style-name="P3"><text:span text:style-name="T4">Project Title <text:s text:c="4"/>: <text:s/>online shopping</text:span></text:p>
          <text:p text:style-name="P3"><text:span text:style-name="T4">Project Team </text:span><text:span text:style-name="T4"><text:tab/></text:span><text:span text:style-name="T4">: <text:s/>PES1201802417 Akshay Kadam</text:span></text:p>
          <text:p text:style-name="P3"><text:span text:style-name="T4"><text:tab/></text:span><text:span text:style-name="T4"><text:tab/></text:span><text:span text:style-name="T4"> <text:s text:c="13"/></text:span><text:span text:style-name="T4">PES1201802478 Madhu K S </text:span></text:p>
          <text:p text:style-name="P3"><text:span text:style-name="T4"><text:tab/></text:span><text:span text:style-name="T4"><text:tab/></text:span><text:span text:style-name="T4"> <text:s text:c="13"/></text:span><text:span text:style-name="T4">PES120182491 Chandrashekhara V Angadi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9;p1:notes" presentation:style-name="pr1" draw:text-style-name="P4" draw:layer="layout" svg:width="15.105cm" svg:height="12.341cm" svg:x="1.89cm" svg:y="13.03cm" presentation:class="notes" presentation:placeholder="true" presentation:user-transformed="true">
            <draw:text-box/>
          </draw:frame>
          <draw:page-thumbnail draw:name="Google Shape;20;p1:notes" draw:style-name="gr2" draw:layer="layout" svg:width="13.709cm" svg:height="10.287cm" svg:x="2.589cm" svg:y="2.055cm" draw:page-number="1" presentation:class="page"/>
        </presentation:notes>
      </draw:page>
      <draw:page draw:name="page2" draw:style-name="dp1" draw:master-page-name="BLANK">
        <draw:custom-shape draw:name="Google Shape;165;p20" draw:style-name="gr3" draw:text-style-name="P5" draw:layer="layout" svg:width="21.166cm" svg:height="0.1cm" svg:x="4.233cm" svg:y="4.3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6;p20" draw:style-name="gr1" draw:text-style-name="P2" draw:layer="layout" svg:width="17.991cm" svg:height="1.281cm" svg:x="7.408cm" svg:y="3.175cm">
          <text:p text:style-name="P6"><text:span text:style-name="T5">Project Descrip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7" draw:layer="layout" svg:width="21.8cm" svg:height="10.916cm" svg:x="2.4cm" svg:y="5.6cm">
          <draw:text-box>
            <text:p><text:span text:style-name="T6">The main purpose behind the proposed system is to provide a comprehensivecomputerized system, which can capture, collate and analyze the data and evaluate theimpact of the program.The shopping cart project needs to create the shopping cart system to organize theproducts record and the other information about the customers. How customers can buyproducts from website can be recognized from their username and password</text:span></text:p>
            <text:p><text:span text:style-name="T7"/></text:p>
            <text:p><text:span text:style-name="T6">Online shopping is the process whereby consumers directly buy goods or services from aseller in real-time, without an intermediary service, over the Internet. It is a form ofelectronic commerce. An online shop, eshop, e-store, internet shop, webshop, onlinestore, or virtual store evokes the physical analogy of buying products or services at abricks-and-mortar retailer or in a shopping centre. The process is called Business-to-Consumer (B2C) online shopping.</text:span></text:p>
          </draw:text-box>
        </draw:frame>
        <presentation:notes draw:style-name="dp2">
          <draw:frame draw:name="Google Shape;162;p20:notes" presentation:style-name="pr2" draw:text-style-name="P4" draw:layer="layout" svg:width="15.105cm" svg:height="12.341cm" svg:x="1.89cm" svg:y="13.03cm" presentation:class="notes" presentation:placeholder="true" presentation:user-transformed="true">
            <draw:text-box/>
          </draw:frame>
          <draw:page-thumbnail draw:name="Google Shape;163;p20:notes" draw:style-name="gr2" draw:layer="layout" svg:width="13.709cm" svg:height="10.287cm" svg:x="2.589cm" svg:y="2.055cm" draw:page-number="2" presentation:class="page"/>
        </presentation:notes>
      </draw:page>
      <draw:page draw:name="page3" draw:style-name="dp1" draw:master-page-name="BLANK">
        <draw:custom-shape draw:name="Google Shape;165;p20" draw:style-name="gr3" draw:text-style-name="P5" draw:layer="layout" svg:width="21.166cm" svg:height="0.1cm" svg:x="4.233cm" svg:y="4.3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6;p20" draw:style-name="gr1" draw:text-style-name="P2" draw:layer="layout" svg:width="17.991cm" svg:height="1.281cm" svg:x="7.408cm" svg:y="3.175cm">
          <text:p text:style-name="P6"><text:span text:style-name="T5">Technologies Us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7" draw:layer="layout" svg:width="19cm" svg:height="9.494cm" svg:x="4cm" svg:y="6.2cm">
          <draw:text-box>
            <text:list text:style-name="L1">
              <text:list-item>
                <text:p><text:span text:style-name="T7">HTML</text:span></text:p>
                <text:p><text:span text:style-name="T7"/></text:p>
              </text:list-item>
              <text:list-item>
                <text:p><text:span text:style-name="T7">CSS </text:span></text:p>
                <text:p><text:span text:style-name="T7"/></text:p>
              </text:list-item>
              <text:list-item>
                <text:p><text:span text:style-name="T7">PHP</text:span></text:p>
                <text:p><text:span text:style-name="T7"/></text:p>
              </text:list-item>
              <text:list-item>
                <text:p><text:span text:style-name="T7">ANGUALR JS</text:span></text:p>
                <text:p><text:span text:style-name="T7"/></text:p>
              </text:list-item>
              <text:list-item>
                <text:p><text:span text:style-name="T7">AJAX</text:span></text:p>
                <text:p><text:span text:style-name="T7"/></text:p>
              </text:list-item>
              <text:list-item>
                <text:p><text:span text:style-name="T7">MYSQL</text:span></text:p>
                <text:p><text:span text:style-name="T7"/></text:p>
              </text:list-item>
              <text:list-item>
                <text:p><text:span text:style-name="T7">JAVASCRIPT</text:span></text:p>
              </text:list-item>
            </text:list>
          </draw:text-box>
        </draw:frame>
        <presentation:notes draw:style-name="dp2">
          <draw:frame draw:name="Google Shape;162;p20:notes" presentation:style-name="pr3" draw:text-style-name="P4" draw:layer="layout" svg:width="15.105cm" svg:height="12.341cm" svg:x="1.89cm" svg:y="13.03cm" presentation:class="notes" presentation:placeholder="true" presentation:user-transformed="true">
            <draw:text-box/>
          </draw:frame>
          <draw:page-thumbnail draw:name="Google Shape;163;p20:notes" draw:style-name="gr2" draw:layer="layout" svg:width="13.709cm" svg:height="10.287cm" svg:x="2.589cm" svg:y="2.055cm" draw:page-number="3" presentation:class="page"/>
        </presentation:notes>
      </draw:page>
      <draw:page draw:name="page4" draw:style-name="dp1" draw:master-page-name="BLANK">
        <draw:custom-shape draw:name="Google Shape;165;p20" draw:style-name="gr3" draw:text-style-name="P5" draw:layer="layout" svg:width="21.166cm" svg:height="0.1cm" svg:x="4.233cm" svg:y="4.3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6;p20" draw:style-name="gr1" draw:text-style-name="P2" draw:layer="layout" svg:width="17.991cm" svg:height="1.281cm" svg:x="7.408cm" svg:y="3.175cm">
          <text:p text:style-name="P6"><text:span text:style-name="T5">Techniques Implemen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7" draw:layer="layout" svg:width="16.6cm" svg:height="8.072cm" svg:x="5.4cm" svg:y="6.6cm">
          <draw:text-box>
            <text:p><text:span text:style-name="T7">Multiple Modules</text:span></text:p>
            <text:p><text:span text:style-name="T7"><text:s/></text:span></text:p>
            <text:p><text:span text:style-name="T7">Components, Template and DataBinding</text:span></text:p>
            <text:p><text:span text:style-name="T7"><text:s text:c="4"/></text:span></text:p>
            <text:p><text:span text:style-name="T7">Form Validation</text:span></text:p>
            <text:p><text:span text:style-name="T7"><text:s text:c="4"/></text:span></text:p>
            <text:p><text:span text:style-name="T7">HttpClient</text:span></text:p>
            <text:p><text:span text:style-name="T7"/></text:p>
            <text:p><text:span text:style-name="T7">Submission throltting</text:span></text:p>
            <text:p><text:span text:style-name="T7"><text:line-break/></text:span><text:span text:style-name="T7">multistage download</text:span></text:p>
          </draw:text-box>
        </draw:frame>
        <presentation:notes draw:style-name="dp2">
          <draw:frame draw:name="Google Shape;162;p20:notes" presentation:style-name="pr4" draw:text-style-name="P4" draw:layer="layout" svg:width="15.105cm" svg:height="12.341cm" svg:x="1.89cm" svg:y="13.03cm" presentation:class="notes" presentation:placeholder="true" presentation:user-transformed="true">
            <draw:text-box/>
          </draw:frame>
          <draw:page-thumbnail draw:name="Google Shape;163;p20:notes" draw:style-name="gr2" draw:layer="layout" svg:width="13.709cm" svg:height="10.287cm" svg:x="2.589cm" svg:y="2.055cm" draw:page-number="4" presentation:class="page"/>
        </presentation:notes>
      </draw:page>
      <draw:page draw:name="page5" draw:style-name="dp1" draw:master-page-name="BLANK">
        <draw:custom-shape draw:name="Google Shape;165;p20" draw:style-name="gr3" draw:text-style-name="P5" draw:layer="layout" svg:width="21.166cm" svg:height="0.1cm" svg:x="4.233cm" svg:y="4.3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6;p20" draw:style-name="gr1" draw:text-style-name="P2" draw:layer="layout" svg:width="17.991cm" svg:height="1.281cm" svg:x="7.408cm" svg:y="3.175cm">
          <text:p text:style-name="P6"><text:span text:style-name="T5">Intelligent Functiona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 draw:text-style-name="P9" draw:layer="layout" svg:width="20cm" svg:height="1.119cm" svg:x="4.4cm" svg:y="8.6cm">
          <draw:text-box>
            <text:p text:style-name="P8"><text:span text:style-name="T8">Product recommendation </text:span></text:p>
          </draw:text-box>
        </draw:frame>
        <presentation:notes draw:style-name="dp2">
          <draw:frame draw:name="Google Shape;162;p20:notes" presentation:style-name="pr5" draw:text-style-name="P4" draw:layer="layout" svg:width="15.105cm" svg:height="12.341cm" svg:x="1.89cm" svg:y="13.03cm" presentation:class="notes" presentation:placeholder="true" presentation:user-transformed="true">
            <draw:text-box/>
          </draw:frame>
          <draw:page-thumbnail draw:name="Google Shape;163;p20:notes" draw:style-name="gr2" draw:layer="layout" svg:width="13.709cm" svg:height="10.287cm" svg:x="2.589cm" svg:y="2.055cm" draw:page-number="5" presentation:class="page"/>
        </presentation:notes>
      </draw:page>
      <draw:page draw:name="page6" draw:style-name="dp1" draw:master-page-name="BLANK">
        <draw:custom-shape draw:name="Google Shape;172;p21" draw:style-name="gr1" draw:text-style-name="P2" draw:layer="layout" svg:width="10.372cm" svg:height="1.966cm" svg:x="4.499cm" svg:y="9.313cm">
          <text:p text:style-name="P10"><text:span text:style-name="T3">Thank Y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69;p21:notes" presentation:style-name="pr6" draw:text-style-name="P4" draw:layer="layout" svg:width="15.105cm" svg:height="12.341cm" svg:x="1.89cm" svg:y="13.03cm" presentation:class="notes" presentation:placeholder="true" presentation:user-transformed="true">
            <draw:text-box/>
          </draw:frame>
          <draw:page-thumbnail draw:name="Google Shape;170;p21:notes" draw:style-name="gr2" draw:layer="layout" svg:width="13.709cm" svg:height="10.287cm" svg:x="2.589cm" svg:y="2.055cm" draw:page-number="6" presentation:class="pag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1" svg:font-family="Arial"/>
    <style:font-face style:name="Calibri" svg:font-family="Calibri"/>
    <style:font-face style:name="Trebuchet MS1" svg:font-family="'Trebuchet MS'"/>
    <style:font-face style:name="Arial" svg:font-family="Arial" style:font-pitch="variable"/>
    <style:font-face style:name="Calibri1" svg:font-family="Calibri" style:font-pitch="variable"/>
    <style:font-face style:name="Liberation Sans1" svg:font-family="'Liberation Sans'" style:font-pitch="variable"/>
    <style:font-face style:name="Lohit Devanagari1" svg:font-family="'Lohit Devanagari'" style:font-pitch="variable"/>
    <style:font-face style:name="Noto Sans CJK SC1" svg:font-family="'Noto Sans CJK SC'" style:font-pitch="variable"/>
    <style:font-face style:name="Trebuchet MS" svg:font-family="'Trebuchet MS'"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8.882cm" fo:page-height="27.428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solid" draw:fill-color="#ffffff" draw:textarea-vertical-align="top" draw:auto-grow-height="false" draw:fit-to-size="false" style:shrink-to-fit="false" fo:min-height="0cm" fo:min-width="0cm" fo:padding-top="0.127cm" fo:padding-bottom="0.127cm" fo:padding-left="0.254cm" fo:padding-right="0.254cm" fo:wrap-option="wrap"/>
      <style:paragraph-properties style:writing-mode="lr-tb"/>
    </style:style>
    <style:style style:name="Mpr1" style:family="presentation" style:parent-style-name="BLANK-backgroundobjects">
      <style:graphic-properties draw:stroke="none" draw:fill="none" draw:fill-color="#ffffff" draw:auto-grow-height="false" fo:min-height="1.485cm"/>
      <style:paragraph-properties style:writing-mode="lr-tb"/>
    </style:style>
    <style:style style:name="Mpr2" style:family="presentation" style:parent-style-name="BLANK-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text-properties fo:font-size="18pt"/>
    </style:style>
    <style:style style:name="MP6"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style:style>
    <style:style style:name="MP7" style:family="paragraph">
      <loext:graphic-properties draw:fill="solid" draw:fill-color="#ffffff"/>
      <style:paragraph-properties fo:text-align="center" style:writing-mode="lr-tb"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ANK" style:page-layout-name="PM1" draw:style-name="Mdp1">
      <draw:frame draw:name="Google Shape;10;p22" draw:style-name="Mgr3" draw:text-style-name="MP5" draw:layer="backgroundobjects" svg:width="25.399cm" svg:height="19.261cm" svg:x="0cm" svg:y="-0.038cm">
        <draw:image xlink:href="Pictures/100000000000023F000001B36748AC505B03AE2D.png" xlink:type="simple" xlink:show="embed" xlink:actuate="onLoad" loext:mime-type="image/png">
          <text:p/>
        </draw:image>
      </draw:frame>
      <draw:custom-shape draw:name="Google Shape;11;p22" draw:style-name="Mgr4" draw:text-style-name="MP7" draw:layer="backgroundobjects" svg:width="4.232cm" svg:height="3.333cm" svg:x="0cm" svg:y="0.423cm">
        <text:p text:style-name="MP6"><text:span text:style-name="MT2"/></text:p>
        <text:p text:style-name="MP6"><text:span text:style-name="MT2"/></text:p>
        <text:p text:style-name="MP6"><text:span text:style-name="MT2"/></text:p>
        <text:p text:style-name="MP6"><text:span text:style-name="M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2;p22" draw:style-name="Mgr3" draw:text-style-name="MP5" draw:layer="backgroundobjects" svg:width="2.412cm" svg:height="2.699cm" svg:x="0.869cm" svg:y="0.423cm">
        <draw:image xlink:href="Pictures/10000000000000800000008F4BFE968D853EC3F2.png" xlink:type="simple" xlink:show="embed" xlink:actuate="onLoad" loext:mime-type="image/png">
          <text:p/>
        </draw:image>
        <svg:desc>https://lh4.googleusercontent.com/proxy/YA9Xoqs7jhpeuwrEjwhdi_EVSCDwUdpr72V-2YHZ2lz2y1FaqityK8c8RlZRTvUDEw3Y2TekyGNi07wcREil5Ez3ii80dA-DE8G6HAQjEmJVz8W32Wy2uaDAWwuZs6uPZtJp2zrUJ_Qps2T1CUmSpuPR8dk2XA=w128-h144-k-no</svg:desc>
      </draw:frame>
      <draw:custom-shape draw:name="Google Shape;14;p23" draw:style-name="Mgr4" draw:text-style-name="MP7" draw:layer="backgroundobjects" svg:width="4.021cm" svg:height="3.333cm" svg:x="0cm" svg:y="0.423cm">
        <text:p text:style-name="MP6"><text:span text:style-name="MT2"/></text:p>
        <text:p text:style-name="MP6"><text:span text:style-name="MT2"/></text:p>
        <text:p text:style-name="MP6"><text:span text:style-name="MT2"/></text:p>
        <text:p text:style-name="MP6"><text:span text:style-name="M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p23" draw:style-name="Mgr3" draw:text-style-name="MP5" draw:layer="backgroundobjects" svg:width="2.412cm" svg:height="2.699cm" svg:x="0.499cm" svg:y="0.423cm">
        <draw:image xlink:href="Pictures/10000000000000800000008F4BFE968D853EC3F2.png" xlink:type="simple" xlink:show="embed" xlink:actuate="onLoad" loext:mime-type="image/png">
          <text:p/>
        </draw:image>
        <svg:desc>https://lh4.googleusercontent.com/proxy/YA9Xoqs7jhpeuwrEjwhdi_EVSCDwUdpr72V-2YHZ2lz2y1FaqityK8c8RlZRTvUDEw3Y2TekyGNi07wcREil5Ez3ii80dA-DE8G6HAQjEmJVz8W32Wy2uaDAWwuZs6uPZtJp2zrUJ_Qps2T1CUmSpuPR8dk2XA=w128-h144-k-no</svg:desc>
      </draw:frame>
      <draw:frame draw:name="Google Shape;16;p23" draw:style-name="Mgr3" draw:text-style-name="MP5" draw:layer="backgroundobjects" svg:width="4.444cm" svg:height="14.029cm" svg:x="20.917cm" svg:y="4.657cm">
        <draw:image xlink:href="Pictures/100000000000006F000001688A75829B7A083A90.png" xlink:type="simple" xlink:show="embed" xlink:actuate="onLoad" loext:mime-type="image/png">
          <text:p/>
        </draw:image>
      </draw:frame>
      <draw:frame draw:name="Google Shape;17;p23" draw:style-name="Mgr3" draw:text-style-name="MP5" draw:layer="backgroundobjects" svg:width="22.012cm" svg:height="2.984cm" svg:x="3.387cm" svg:y="0.423cm">
        <draw:image xlink:href="Pictures/10000000000009C400000153FBC36A8168FE6EE8.png" xlink:type="simple" xlink:show="embed" xlink:actuate="onLoad" loext:mime-type="image/png">
          <text:p/>
        </draw:image>
      </draw:frame>
      <draw:frame presentation:style-name="BLANK-title" draw:layer="backgroundobjects" svg:width="22.859cm" svg:height="3.18cm" svg:x="1.27cm" svg:y="0.76cm" presentation:class="title" presentation:placeholder="true">
        <draw:text-box/>
      </draw:frame>
      <draw:frame presentation:style-name="BLANK-outline1" draw:layer="backgroundobjects" svg:width="22.859cm" svg:height="11.048cm" svg:x="1.27cm" svg:y="4.457cm" presentation:class="outline" presentation:placeholder="true">
        <draw:text-box/>
      </draw:frame>
      <presentation:notes style:page-layout-name="PM2">
        <draw:page-thumbnail presentation:style-name="BLANK-title" draw:layer="backgroundobjects" svg:width="19.798cm" svg:height="11.136cm" svg:x="0.6cm" svg:y="2.257cm" presentation:class="page"/>
        <draw:frame presentation:style-name="BLANK-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title>Slide 1</dc:title>
    <meta:initial-creator>VJ</meta:initial-creator>
    <meta:editing-cycles>41</meta:editing-cycles>
    <meta:creation-date>2020-04-04T14:48:00</meta:creation-date>
    <dc:date>2020-04-16T23:43:53.785511553</dc:date>
    <meta:editing-duration>PT14M36S</meta:editing-duration>
    <meta:generator>LibreOffice/6.4.2.2$Linux_X86_64 LibreOffice_project/40$Build-2</meta:generator>
    <meta:document-statistic meta:object-count="52"/>
    <meta:user-defined meta:name="AppVersion">12.0000</meta:user-defined>
    <meta:user-defined meta:name="HiddenSlides" meta:value-type="float">0</meta:user-defined>
    <meta:user-defined meta:name="HyperlinksChanged" meta:value-type="boolean">false</meta:user-defined>
    <meta:user-defined meta:name="KSOProductBuildVer">1033-11.2.0.9255</meta:user-defined>
    <meta:user-defined meta:name="LinksUpToDate" meta:value-type="boolean">false</meta:user-defined>
    <meta:user-defined meta:name="MMClips" meta:value-type="float">0</meta:user-defined>
    <meta:user-defined meta:name="Notes" meta:value-type="float">6</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6</meta:user-defined>
  </office:meta>
</office:document-meta>
</file>